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automatic-styles>
    <style:style style:name="P1" style:family="paragraph" style:parent-style-name="Horizontal_20_Line">
      <style:text-properties style:font-name="Ubuntu"/>
    </style:style>
    <style:style style:name="P2" style:family="paragraph" style:parent-style-name="Heading_20_2">
      <style:text-properties style:font-name="Ubuntu" fo:font-weight="bold" officeooo:rsid="0018b609" officeooo:paragraph-rsid="001c3d44" style:font-weight-asian="bold" style:font-weight-complex="bold"/>
    </style:style>
    <style:style style:name="P3" style:family="paragraph" style:parent-style-name="Text_20_body">
      <style:text-properties style:font-name="Ubuntu" fo:font-weight="bold" officeooo:rsid="0018b609" officeooo:paragraph-rsid="001c3d44" style:font-weight-asian="bold" style:font-weight-complex="bold"/>
    </style:style>
    <style:style style:name="P4" style:family="paragraph" style:parent-style-name="Heading_20_3">
      <style:text-properties style:font-name="Ubuntu"/>
    </style:style>
    <style:style style:name="P5" style:family="paragraph" style:parent-style-name="Text_20_body">
      <style:text-properties style:font-name="Ubuntu"/>
    </style:style>
    <style:style style:name="P6" style:family="paragraph" style:parent-style-name="Text_20_body">
      <style:text-properties style:font-name="Ubuntu" officeooo:rsid="0018b609" officeooo:paragraph-rsid="0018b609"/>
    </style:style>
    <style:style style:name="P7" style:family="paragraph" style:parent-style-name="Text_20_body">
      <style:text-properties style:font-name="Ubuntu" officeooo:rsid="0018b609" officeooo:paragraph-rsid="001c3d44"/>
    </style:style>
    <style:style style:name="P8" style:family="paragraph" style:parent-style-name="Heading_20_2">
      <style:paragraph-properties fo:text-align="center" style:justify-single-word="false"/>
      <style:text-properties officeooo:paragraph-rsid="0012c26c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style:font-name="Ubuntu"/>
    </style:style>
    <style:style style:name="P11" style:family="paragraph" style:parent-style-name="Text_20_body" style:list-style-name="L2">
      <style:text-properties style:font-name="Ubuntu"/>
    </style:style>
    <style:style style:name="P12" style:family="paragraph" style:parent-style-name="Text_20_body" style:list-style-name="L3">
      <style:text-properties style:font-name="Ubuntu"/>
    </style:style>
    <style:style style:name="P13" style:family="paragraph" style:parent-style-name="Text_20_body" style:list-style-name="L4">
      <style:text-properties style:font-name="Ubuntu"/>
    </style:style>
    <style:style style:name="P14" style:family="paragraph" style:parent-style-name="Text_20_body" style:list-style-name="L5">
      <style:text-properties style:font-name="Ubuntu"/>
    </style:style>
    <style:style style:name="P15" style:family="paragraph" style:parent-style-name="Text_20_body" style:list-style-name="L6">
      <style:text-properties style:font-name="Ubuntu"/>
    </style:style>
    <style:style style:name="P16" style:family="paragraph" style:parent-style-name="Text_20_body" style:list-style-name="L7">
      <style:text-properties style:font-name="Ubuntu"/>
    </style:style>
    <style:style style:name="P17" style:family="paragraph" style:parent-style-name="Text_20_body" style:list-style-name="L8">
      <style:text-properties style:font-name="Ubuntu"/>
    </style:style>
    <style:style style:name="P18" style:family="paragraph" style:parent-style-name="Text_20_body" style:list-style-name="L9">
      <style:text-properties style:font-name="Ubuntu"/>
    </style:style>
    <style:style style:name="P19" style:family="paragraph" style:parent-style-name="Text_20_body" style:list-style-name="L10">
      <style:text-properties style:font-name="Ubuntu"/>
    </style:style>
    <style:style style:name="P20" style:family="paragraph" style:parent-style-name="Text_20_body" style:list-style-name="L11">
      <style:text-properties style:font-name="Ubuntu"/>
    </style:style>
    <style:style style:name="P21" style:family="paragraph" style:parent-style-name="Text_20_body" style:list-style-name="L12">
      <style:text-properties style:font-name="Ubuntu"/>
    </style:style>
    <style:style style:name="P22" style:family="paragraph" style:parent-style-name="Text_20_body" style:list-style-name="L13">
      <style:text-properties style:font-name="Ubuntu"/>
    </style:style>
    <style:style style:name="P23" style:family="paragraph" style:parent-style-name="Text_20_body" style:list-style-name="L14">
      <style:text-properties style:font-name="Ubuntu"/>
    </style:style>
    <style:style style:name="P24" style:family="paragraph" style:parent-style-name="Text_20_body" style:list-style-name="L15">
      <style:text-properties style:font-name="Ubuntu"/>
    </style:style>
    <style:style style:name="P25" style:family="paragraph" style:parent-style-name="Text_20_body" style:list-style-name="L16">
      <style:text-properties style:font-name="Ubuntu"/>
    </style:style>
    <style:style style:name="P26" style:family="paragraph" style:parent-style-name="Text_20_body" style:list-style-name="L17">
      <style:text-properties style:font-name="Ubuntu"/>
    </style:style>
    <style:style style:name="P27" style:family="paragraph" style:parent-style-name="Text_20_body" style:list-style-name="L18">
      <style:text-properties style:font-name="Ubuntu"/>
    </style:style>
    <style:style style:name="P28" style:family="paragraph" style:parent-style-name="Text_20_body" style:list-style-name="L19">
      <style:text-properties style:font-name="Ubuntu"/>
    </style:style>
    <style:style style:name="P29" style:family="paragraph" style:parent-style-name="Text_20_body" style:list-style-name="L20">
      <style:text-properties style:font-name="Ubuntu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T1" style:family="text">
      <style:text-properties style:font-name="Ubuntu"/>
    </style:style>
    <style:style style:name="T2" style:family="text">
      <style:text-properties style:font-name="Ubuntu" style:text-underline-style="solid" style:text-underline-width="auto" style:text-underline-color="font-color" fo:font-weight="normal" officeooo:rsid="0012c26c" style:font-weight-asian="normal" style:font-weight-complex="normal"/>
    </style:style>
    <style:style style:name="T3" style:family="text">
      <style:text-properties officeooo:rsid="001cdac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Strong_20_Emphasis"><text:span text:style-name="T2">Power BI Course Syllabus</text:span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Stage 1 — Foundations of Power BI (Beginner Level)</text:span></text:span></text:h>
      <text:p text:style-name="Text_20_body"><text:span text:style-name="Strong_20_Emphasis"><text:span text:style-name="T1">Goal:</text:span></text:span><text:span text:style-name="T1"> Understand what Power BI is, its components, and how to navigate the interface.</text:span></text:p>
      <text:h text:style-name="P4" text:outline-level="3">Topics</text:h>
      <text:list text:style-name="L1">
        <text:list-item>
          <text:p text:style-name="P9"><text:span text:style-name="Strong_20_Emphasis"><text:span text:style-name="T1">Introduction to Power BI</text:span></text:span></text:p>
          <text:list>
            <text:list-item>
              <text:p text:style-name="P10">What is Power BI?</text:p>
            </text:list-item>
            <text:list-item>
              <text:p text:style-name="P10">Power BI Desktop vs. Power BI Service vs. Power BI Mobile</text:p>
            </text:list-item>
            <text:list-item>
              <text:p text:style-name="P10">Basic workflow (Get data → Transform → Visualize → Share)</text:p>
            </text:list-item>
          </text:list>
        </text:list-item>
        <text:list-item>
          <text:p text:style-name="P9"><text:span text:style-name="Strong_20_Emphasis"><text:span text:style-name="T1">Installing Power BI Desktop</text:span></text:span></text:p>
          <text:list>
            <text:list-item>
              <text:p text:style-name="P10">Download &amp; install from Microsoft Store</text:p>
            </text:list-item>
            <text:list-item>
              <text:p text:style-name="P10">Interface overview: ribbon, fields pane, report view, data view, model view</text:p>
            </text:list-item>
          </text:list>
        </text:list-item>
        <text:list-item>
          <text:p text:style-name="P9"><text:span text:style-name="Strong_20_Emphasis"><text:span text:style-name="T1">Getting Data</text:span></text:span></text:p>
          <text:list>
            <text:list-item>
              <text:p text:style-name="P10">Importing from Excel/CSV</text:p>
            </text:list-item>
            <text:list-item>
              <text:p text:style-name="P10">Connecting to databases (SQL Server, Access)</text:p>
            </text:list-item>
            <text:list-item>
              <text:p text:style-name="P10">Understanding DirectQuery vs Import mode</text:p>
            </text:list-item>
          </text:list>
        </text:list-item>
        <text:list-item>
          <text:p text:style-name="P9"><text:span text:style-name="Strong_20_Emphasis"><text:span text:style-name="T1">Basic Visuals</text:span></text:span></text:p>
          <text:list>
            <text:list-item>
              <text:p text:style-name="P10">Creating tables, bar charts, line charts, cards</text:p>
            </text:list-item>
            <text:list-item>
              <text:p text:style-name="P10">Formatting and adding filters</text:p>
            </text:list-item>
          </text:list>
        </text:list-item>
        <text:list-item>
          <text:p text:style-name="P9"><text:span text:style-name="Strong_20_Emphasis"><text:span text:style-name="T1">Saving and Publishing</text:span></text:span></text:p>
          <text:list>
            <text:list-item>
              <text:p text:style-name="P10">Saving locally</text:p>
            </text:list-item>
            <text:list-item>
              <text:p text:style-name="P10">Publishing to Power BI Service</text:p>
            </text:list-item>
          </text:list>
        </text:list-item>
      </text:list>
      <text:p text:style-name="P6"/>
      <text:p text:style-name="Text_20_body"><text:span text:style-name="Strong_20_Emphasis"><text:span text:style-name="T1">Practice Exercise:</text:span></text:span><text:span text:style-name="T1"><text:line-break/>Create a simple sales report from an Excel file showing monthly sales and top products.</text:span></text:p>
      <text:p text:style-name="P1"/>
      <text:h text:style-name="Heading_20_2" text:outline-level="2"><text:soft-page-break/><text:span text:style-name="Strong_20_Emphasis"><text:span text:style-name="T1">Stage 2 — Data Transformation with Power Query (Intermediate Basics)</text:span></text:span></text:h>
      <text:p text:style-name="Text_20_body"><text:span text:style-name="Strong_20_Emphasis"><text:span text:style-name="T1">Goal:</text:span></text:span><text:span text:style-name="T1"> Learn how to clean, shape, and prepare data before building reports.</text:span></text:p>
      <text:h text:style-name="P4" text:outline-level="3">Topics</text:h>
      <text:list text:style-name="L2">
        <text:list-item>
          <text:p text:style-name="P30"><text:span text:style-name="Strong_20_Emphasis"><text:span text:style-name="T1">Power Query Editor</text:span></text:span></text:p>
          <text:list>
            <text:list-item>
              <text:p text:style-name="P11">Interface &amp; applied steps</text:p>
            </text:list-item>
            <text:list-item>
              <text:p text:style-name="P11">Renaming, removing, filtering columns</text:p>
            </text:list-item>
            <text:list-item>
              <text:p text:style-name="P11">Changing data types</text:p>
            </text:list-item>
          </text:list>
        </text:list-item>
        <text:list-item>
          <text:p text:style-name="P30"><text:span text:style-name="Strong_20_Emphasis"><text:span text:style-name="T1">Data Cleaning</text:span></text:span></text:p>
          <text:list>
            <text:list-item>
              <text:p text:style-name="P11">Removing duplicates</text:p>
            </text:list-item>
            <text:list-item>
              <text:p text:style-name="P11">Splitting &amp; merging columns</text:p>
            </text:list-item>
            <text:list-item>
              <text:p text:style-name="P11">Replacing values</text:p>
            </text:list-item>
          </text:list>
        </text:list-item>
        <text:list-item>
          <text:p text:style-name="P30"><text:span text:style-name="Strong_20_Emphasis"><text:span text:style-name="T1">Data Shaping</text:span></text:span></text:p>
          <text:list>
            <text:list-item>
              <text:p text:style-name="P11">Pivot &amp; unpivot columns</text:p>
            </text:list-item>
            <text:list-item>
              <text:p text:style-name="P11">Group By and aggregation</text:p>
            </text:list-item>
          </text:list>
        </text:list-item>
        <text:list-item>
          <text:p text:style-name="P30"><text:span text:style-name="Strong_20_Emphasis"><text:span text:style-name="T1">Merging &amp; Appending Queries</text:span></text:span></text:p>
          <text:list>
            <text:list-item>
              <text:p text:style-name="P11">Joins (inner, outer, left, right)</text:p>
            </text:list-item>
            <text:list-item>
              <text:p text:style-name="P11">Combining data from multiple sources</text:p>
            </text:list-item>
          </text:list>
        </text:list-item>
        <text:list-item>
          <text:p text:style-name="P30"><text:span text:style-name="Strong_20_Emphasis"><text:span text:style-name="T1">Parameters &amp; Query Dependencies</text:span></text:span></text:p>
        </text:list-item>
      </text:list>
      <text:p text:style-name="Text_20_body"><text:span text:style-name="Strong_20_Emphasis"><text:span text:style-name="T1">Practice Exercise:</text:span></text:span><text:span text:style-name="T1"><text:line-break/>Clean a messy CSV file of customer transactions, merge it with a product table, and create a clean dataset ready for reporting.</text:span></text:p>
      <text:p text:style-name="P1"/>
      <text:h text:style-name="Heading_20_2" text:outline-level="2"><text:span text:style-name="Strong_20_Emphasis"><text:span text:style-name="T1">Stage 3 — Data Modeling (Core Skills)</text:span></text:span></text:h>
      <text:p text:style-name="Text_20_body"><text:span text:style-name="Strong_20_Emphasis"><text:span text:style-name="T1">Goal:</text:span></text:span><text:span text:style-name="T1"> Build a robust data model for accurate and scalable reports.</text:span></text:p>
      <text:h text:style-name="P4" text:outline-level="3">Topics</text:h>
      <text:list text:style-name="L3">
        <text:list-item>
          <text:p text:style-name="P31"><text:span text:style-name="Strong_20_Emphasis"><text:span text:style-name="T1">Understanding Relationships</text:span></text:span></text:p>
          <text:list>
            <text:list-item>
              <text:p text:style-name="P12">Star schema vs. snowflake schema</text:p>
            </text:list-item>
            <text:list-item>
              <text:p text:style-name="P12">One-to-many and many-to-many relationships</text:p>
            </text:list-item>
          </text:list>
        </text:list-item>
        <text:list-item>
          <text:p text:style-name="P31"><text:soft-page-break/><text:span text:style-name="Strong_20_Emphasis"><text:span text:style-name="T1">Managing Relationships</text:span></text:span></text:p>
          <text:list>
            <text:list-item>
              <text:p text:style-name="P12">Creating and editing relationships</text:p>
            </text:list-item>
            <text:list-item>
              <text:p text:style-name="P12">Active vs inactive relationships</text:p>
            </text:list-item>
          </text:list>
        </text:list-item>
        <text:list-item>
          <text:p text:style-name="P31"><text:span text:style-name="Strong_20_Emphasis"><text:span text:style-name="T1">Data Modeling Best Practices</text:span></text:span></text:p>
          <text:list>
            <text:list-item>
              <text:p text:style-name="P12">Fact vs. Dimension tables</text:p>
            </text:list-item>
            <text:list-item>
              <text:p text:style-name="P12">Creating a date table</text:p>
            </text:list-item>
          </text:list>
        </text:list-item>
        <text:list-item>
          <text:p text:style-name="P31"><text:span text:style-name="Strong_20_Emphasis"><text:span text:style-name="T1">Calculated Columns &amp; Measures (DAX basics)</text:span></text:span></text:p>
          <text:list>
            <text:list-item>
              <text:p text:style-name="P12">Difference between columns and measures</text:p>
            </text:list-item>
            <text:list-item>
              <text:p text:style-name="P12">Basic DAX functions: SUM, COUNT, AVERAGE, DISTINCTCOUNT</text:p>
            </text:list-item>
          </text:list>
        </text:list-item>
        <text:list-item>
          <text:p text:style-name="P31"><text:span text:style-name="Strong_20_Emphasis"><text:span text:style-name="T1">Row-level Security (RLS)</text:span></text:span></text:p>
        </text:list-item>
      </text:list>
      <text:p text:style-name="Text_20_body"><text:span text:style-name="Strong_20_Emphasis"><text:span text:style-name="T1">Practice Exercise:</text:span></text:span><text:span text:style-name="T1"><text:line-break/>Create a star schema model from sales, customers, and products tables. Add a date table and create a measure for Total Sales.</text:span></text:p>
      <text:p text:style-name="P1"/>
      <text:h text:style-name="Heading_20_2" text:outline-level="2"><text:span text:style-name="Strong_20_Emphasis"><text:span text:style-name="T1">Stage 4 — Visualization &amp; Dashboard Design (Intermediate Level)</text:span></text:span></text:h>
      <text:p text:style-name="Text_20_body"><text:span text:style-name="Strong_20_Emphasis"><text:span text:style-name="T1">Goal:</text:span></text:span><text:span text:style-name="T1"> Learn to create interactive, insightful, and user-friendly dashboards.</text:span></text:p>
      <text:h text:style-name="P4" text:outline-level="3">Topics</text:h>
      <text:list text:style-name="L4">
        <text:list-item>
          <text:p text:style-name="P32"><text:span text:style-name="Strong_20_Emphasis"><text:span text:style-name="T1">Visual Best Practices</text:span></text:span></text:p>
          <text:list>
            <text:list-item>
              <text:p text:style-name="P13">Choosing the right visual for the data</text:p>
            </text:list-item>
            <text:list-item>
              <text:p text:style-name="P13">Avoiding clutter</text:p>
            </text:list-item>
          </text:list>
        </text:list-item>
        <text:list-item>
          <text:p text:style-name="P32"><text:span text:style-name="Strong_20_Emphasis"><text:span text:style-name="T1">Advanced Visuals</text:span></text:span></text:p>
          <text:list>
            <text:list-item>
              <text:p text:style-name="P13">Map visuals</text:p>
            </text:list-item>
            <text:list-item>
              <text:p text:style-name="P13">KPI indicators</text:p>
            </text:list-item>
            <text:list-item>
              <text:p text:style-name="P13">Matrix tables</text:p>
            </text:list-item>
            <text:list-item>
              <text:p text:style-name="P13">Waterfall charts</text:p>
            </text:list-item>
          </text:list>
        </text:list-item>
        <text:list-item>
          <text:p text:style-name="P32"><text:span text:style-name="Strong_20_Emphasis"><text:span text:style-name="T1">Slicers &amp; Filters</text:span></text:span></text:p>
          <text:list>
            <text:list-item>
              <text:p text:style-name="P13">Page-level, report-level, and visual-level filters</text:p>
            </text:list-item>
            <text:list-item>
              <text:p text:style-name="P13">Sync slicers across pages</text:p>
            </text:list-item>
          </text:list>
        </text:list-item>
        <text:list-item>
          <text:p text:style-name="P32"><text:soft-page-break/><text:span text:style-name="Strong_20_Emphasis"><text:span text:style-name="T1">Bookmarks &amp; Buttons</text:span></text:span></text:p>
          <text:list>
            <text:list-item>
              <text:p text:style-name="P13">Page navigation</text:p>
            </text:list-item>
            <text:list-item>
              <text:p text:style-name="P13">Drill-through pages</text:p>
            </text:list-item>
          </text:list>
        </text:list-item>
        <text:list-item>
          <text:p text:style-name="P32"><text:span text:style-name="Strong_20_Emphasis"><text:span text:style-name="T1">Themes &amp; Branding</text:span></text:span></text:p>
          <text:list>
            <text:list-item>
              <text:p text:style-name="P13">Importing custom themes</text:p>
            </text:list-item>
            <text:list-item>
              <text:p text:style-name="P13">Formatting tips</text:p>
            </text:list-item>
          </text:list>
        </text:list-item>
      </text:list>
      <text:p text:style-name="Text_20_body"><text:span text:style-name="Strong_20_Emphasis"><text:span text:style-name="T1">Practice Exercise:</text:span></text:span><text:span text:style-name="T1"><text:line-break/>Create a sales dashboard with slicers for region &amp; date, drill-through for product details, and KPIs for revenue.</text:span></text:p>
      <text:p text:style-name="P1"/>
      <text:h text:style-name="Heading_20_2" text:outline-level="2"><text:span text:style-name="Strong_20_Emphasis"><text:span text:style-name="T1">Stage 5 — Advanced DAX (Advanced Level)</text:span></text:span></text:h>
      <text:p text:style-name="Text_20_body"><text:span text:style-name="Strong_20_Emphasis"><text:span text:style-name="T1">Goal:</text:span></text:span><text:span text:style-name="T1"> Master calculated measures for complex business logic.</text:span></text:p>
      <text:h text:style-name="P4" text:outline-level="3">Topics</text:h>
      <text:list text:style-name="L5">
        <text:list-item>
          <text:p text:style-name="P33"><text:span text:style-name="Strong_20_Emphasis"><text:span text:style-name="T1">Time Intelligence</text:span></text:span></text:p>
          <text:list>
            <text:list-item>
              <text:p text:style-name="P14">YTD, QTD, MTD</text:p>
            </text:list-item>
            <text:list-item>
              <text:p text:style-name="P14">SamePeriodLastYear, ParallelPeriod</text:p>
            </text:list-item>
          </text:list>
        </text:list-item>
        <text:list-item>
          <text:p text:style-name="P33"><text:span text:style-name="Strong_20_Emphasis"><text:span text:style-name="T1">CALCULATE and FILTER</text:span></text:span></text:p>
          <text:list>
            <text:list-item>
              <text:p text:style-name="P14">Changing filter context</text:p>
            </text:list-item>
            <text:list-item>
              <text:p text:style-name="P14">Conditional calculations</text:p>
            </text:list-item>
          </text:list>
        </text:list-item>
        <text:list-item>
          <text:p text:style-name="P33"><text:span text:style-name="Strong_20_Emphasis"><text:span text:style-name="T1">Advanced Aggregations</text:span></text:span></text:p>
          <text:list>
            <text:list-item>
              <text:p text:style-name="P14">RANKX, TOPN</text:p>
            </text:list-item>
            <text:list-item>
              <text:p text:style-name="P14">SWITCH for conditional KPIs</text:p>
            </text:list-item>
          </text:list>
        </text:list-item>
        <text:list-item>
          <text:p text:style-name="P33"><text:span text:style-name="Strong_20_Emphasis"><text:span text:style-name="T1">Scenario Analysis</text:span></text:span></text:p>
          <text:list>
            <text:list-item>
              <text:p text:style-name="P14">What-if parameters</text:p>
            </text:list-item>
            <text:list-item>
              <text:p text:style-name="P14">Dynamic measures</text:p>
            </text:list-item>
          </text:list>
        </text:list-item>
      </text:list>
      <text:p text:style-name="Text_20_body"><text:span text:style-name="Strong_20_Emphasis"><text:span text:style-name="T1">Practice Exercise:</text:span></text:span><text:span text:style-name="T1"><text:line-break/>Create measures for YOY growth, top 3 products by sales, and dynamic KPIs based on user selection.</text:span></text:p>
      <text:p text:style-name="P1"/>
      <text:h text:style-name="Heading_20_2" text:outline-level="2"><text:soft-page-break/><text:span text:style-name="Strong_20_Emphasis"><text:span text:style-name="T1">Stage 6 — Power BI Service &amp; Collaboration</text:span></text:span></text:h>
      <text:p text:style-name="Text_20_body"><text:span text:style-name="Strong_20_Emphasis"><text:span text:style-name="T1">Goal:</text:span></text:span><text:span text:style-name="T1"> Learn sharing, collaboration, and enterprise features.</text:span></text:p>
      <text:h text:style-name="P4" text:outline-level="3">Topics</text:h>
      <text:list text:style-name="L6">
        <text:list-item>
          <text:p text:style-name="P34"><text:span text:style-name="Strong_20_Emphasis"><text:span text:style-name="T1">Publishing &amp; Workspaces</text:span></text:span></text:p>
          <text:list>
            <text:list-item>
              <text:p text:style-name="P15">Creating workspaces</text:p>
            </text:list-item>
            <text:list-item>
              <text:p text:style-name="P15">Assigning roles</text:p>
            </text:list-item>
          </text:list>
        </text:list-item>
        <text:list-item>
          <text:p text:style-name="P34"><text:span text:style-name="Strong_20_Emphasis"><text:span text:style-name="T1">Dashboards in Power BI Service</text:span></text:span></text:p>
          <text:list>
            <text:list-item>
              <text:p text:style-name="P15">Pinning visuals</text:p>
            </text:list-item>
            <text:list-item>
              <text:p text:style-name="P15">Alerts and subscriptions</text:p>
            </text:list-item>
          </text:list>
        </text:list-item>
        <text:list-item>
          <text:p text:style-name="P34"><text:span text:style-name="Strong_20_Emphasis"><text:span text:style-name="T1">Sharing &amp; Permissions</text:span></text:span></text:p>
          <text:list>
            <text:list-item>
              <text:p text:style-name="P15">Sharing with individuals/groups</text:p>
            </text:list-item>
            <text:list-item>
              <text:p text:style-name="P15">App creation</text:p>
            </text:list-item>
          </text:list>
        </text:list-item>
        <text:list-item>
          <text:p text:style-name="P34"><text:span text:style-name="Strong_20_Emphasis"><text:span text:style-name="T1">Scheduled Refresh &amp; Gateways</text:span></text:span></text:p>
          <text:list>
            <text:list-item>
              <text:p text:style-name="P15">Configuring refresh schedules</text:p>
            </text:list-item>
            <text:list-item>
              <text:p text:style-name="P15">Installing and managing on-premises data gateway</text:p>
            </text:list-item>
          </text:list>
        </text:list-item>
      </text:list>
      <text:p text:style-name="Text_20_body"><text:span text:style-name="Strong_20_Emphasis"><text:span text:style-name="T1">Practice Exercise:</text:span></text:span><text:span text:style-name="T1"><text:line-break/>Publish your dashboard, share it with a colleague, and set up a daily refresh.</text:span></text:p>
      <text:p text:style-name="P1"/>
      <text:h text:style-name="Heading_20_2" text:outline-level="2"><text:span text:style-name="Strong_20_Emphasis"><text:span text:style-name="T1">Stage 7 — Advanced Topics &amp; Optimization</text:span></text:span></text:h>
      <text:p text:style-name="Text_20_body"><text:span text:style-name="Strong_20_Emphasis"><text:span text:style-name="T1">Goal:</text:span></text:span><text:span text:style-name="T1"> Learn techniques for large datasets and performance optimization.</text:span></text:p>
      <text:h text:style-name="P4" text:outline-level="3">Topics</text:h>
      <text:list text:style-name="L7">
        <text:list-item>
          <text:p text:style-name="P35"><text:span text:style-name="Strong_20_Emphasis"><text:span text:style-name="T1">Performance Optimization</text:span></text:span></text:p>
          <text:list>
            <text:list-item>
              <text:p text:style-name="P16">Query folding</text:p>
            </text:list-item>
            <text:list-item>
              <text:p text:style-name="P16">Reducing model size</text:p>
            </text:list-item>
            <text:list-item>
              <text:p text:style-name="P16">Aggregations</text:p>
            </text:list-item>
          </text:list>
        </text:list-item>
        <text:list-item>
          <text:p text:style-name="P35"><text:span text:style-name="Strong_20_Emphasis"><text:span text:style-name="T1">Composite Models</text:span></text:span></text:p>
          <text:list>
            <text:list-item>
              <text:p text:style-name="P16">Mixed storage modes</text:p>
            </text:list-item>
          </text:list>
        </text:list-item>
        <text:list-item>
          <text:p text:style-name="P35"><text:span text:style-name="Strong_20_Emphasis"><text:span text:style-name="T1">AI Features</text:span></text:span></text:p>
          <text:list>
            <text:list-item>
              <text:p text:style-name="P16"><text:soft-page-break/>Q&amp;A visual</text:p>
            </text:list-item>
            <text:list-item>
              <text:p text:style-name="P16">Smart narratives</text:p>
            </text:list-item>
          </text:list>
        </text:list-item>
        <text:list-item>
          <text:p text:style-name="P35"><text:span text:style-name="Strong_20_Emphasis"><text:span text:style-name="T1">Integration with Excel, Teams, and other Microsoft tools</text:span></text:span></text:p>
        </text:list-item>
        <text:list-item>
          <text:p text:style-name="P35"><text:span text:style-name="Strong_20_Emphasis"><text:span text:style-name="T1">Custom Visuals</text:span></text:span></text:p>
          <text:list>
            <text:list-item>
              <text:p text:style-name="P16">Importing visuals from AppSource</text:p>
            </text:list-item>
            <text:list-item>
              <text:p text:style-name="P16">Developing custom visuals (optional advanced)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Final Project (Capstone)</text:span></text:span></text:h>
      <text:p text:style-name="Text_20_body"><text:span text:style-name="Strong_20_Emphasis"><text:span text:style-name="T1">Task:</text:span></text:span><text:span text:style-name="T1"><text:line-break/>Using at least 3 different data sources (e.g., Excel, SQL, web API), create a fully interactive executive dashboard with:</text:span></text:p>
      <text:list text:style-name="L8">
        <text:list-item>
          <text:p text:style-name="P17">Cleaned and transformed data</text:p>
        </text:list-item>
        <text:list-item>
          <text:p text:style-name="P17">Well-designed data model</text:p>
        </text:list-item>
        <text:list-item>
          <text:p text:style-name="P17">Advanced DAX calculations</text:p>
        </text:list-item>
        <text:list-item>
          <text:p text:style-name="P17">User-friendly visuals</text:p>
        </text:list-item>
        <text:list-item>
          <text:p text:style-name="P17">Drill-through and bookmarks</text:p>
        </text:list-item>
        <text:list-item>
          <text:p text:style-name="P17">Published to Power BI Service with scheduled refresh</text:p>
        </text:list-item>
      </text:list>
      <text:p text:style-name="P1"/>
      <text:p text:style-name="P5"/>
      <text:h text:style-name="P2" text:outline-level="2"><text:span text:style-name="Strong_20_Emphasis">Weeks 1–2 — Power BI Foundations</text:span></text:h>
      <text:p text:style-name="Text_20_body"><text:span text:style-name="Strong_20_Emphasis"><text:span text:style-name="T1">Goal:</text:span></text:span><text:span text:style-name="T1"> Get comfortable with the interface, importing data, and basic visuals.</text:span></text:p>
      <text:h text:style-name="P4" text:outline-level="3">Week 1 — Getting Started</text:h>
      <text:list text:style-name="L9">
        <text:list-item>
          <text:p text:style-name="P18">Topics:</text:p>
          <text:list>
            <text:list-item>
              <text:p text:style-name="P18">What is Power BI? (Desktop, Service, Mobile)</text:p>
            </text:list-item>
            <text:list-item>
              <text:p text:style-name="P18">Installing Power BI Desktop</text:p>
            </text:list-item>
            <text:list-item>
              <text:p text:style-name="P18">Interface overview (Report/Data/Model view)</text:p>
            </text:list-item>
            <text:list-item>
              <text:p text:style-name="P18">Importing data from Excel/CSV</text:p>
            </text:list-item>
            <text:list-item>
              <text:p text:style-name="P18">Import vs DirectQuery</text:p>
            </text:list-item>
          </text:list>
        </text:list-item>
        <text:list-item>
          <text:p text:style-name="P18">Practice:</text:p>
          <text:list>
            <text:list-item>
              <text:p text:style-name="P18"><text:soft-page-break/>Import a sample sales Excel file.</text:p>
            </text:list-item>
            <text:list-item>
              <text:p text:style-name="P18">Create a simple table visual and bar chart.</text:p>
            </text:list-item>
          </text:list>
        </text:list-item>
        <text:list-item>
          <text:p text:style-name="P18">Mini-Goal:</text:p>
          <text:list>
            <text:list-item>
              <text:p text:style-name="P18">Build a one-page report showing monthly sales totals.</text:p>
            </text:list-item>
          </text:list>
        </text:list-item>
      </text:list>
      <text:h text:style-name="P4" text:outline-level="3">Week 2 — Basic Visuals &amp; Publishing</text:h>
      <text:list text:style-name="L10">
        <text:list-item>
          <text:p text:style-name="P19">Topics:</text:p>
          <text:list>
            <text:list-item>
              <text:p text:style-name="P19">Formatting visuals</text:p>
            </text:list-item>
            <text:list-item>
              <text:p text:style-name="P19">Adding slicers and filters</text:p>
            </text:list-item>
            <text:list-item>
              <text:p text:style-name="P19">Basic text boxes and titles</text:p>
            </text:list-item>
            <text:list-item>
              <text:p text:style-name="P19">Saving &amp; publishing to Power BI Service</text:p>
            </text:list-item>
          </text:list>
        </text:list-item>
        <text:list-item>
          <text:p text:style-name="P19">Practice:</text:p>
          <text:list>
            <text:list-item>
              <text:p text:style-name="P19">Add slicers for region and product.</text:p>
            </text:list-item>
            <text:list-item>
              <text:p text:style-name="P19">Publish the report to Power BI Service.</text:p>
            </text:list-item>
          </text:list>
        </text:list-item>
        <text:list-item>
          <text:p text:style-name="P19">Mini-Goal:</text:p>
          <text:list>
            <text:list-item>
              <text:p text:style-name="P19">Share the report with a teammate or yourself via Service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Weeks 3–4 — Data Cleaning &amp; Transformation</text:span></text:span></text:h>
      <text:p text:style-name="Text_20_body"><text:span text:style-name="Strong_20_Emphasis"><text:span text:style-name="T1">Goal:</text:span></text:span><text:span text:style-name="T1"> Learn Power Query to prepare clean, structured data.</text:span></text:p>
      <text:h text:style-name="P4" text:outline-level="3">Week 3 — Power Query Basics</text:h>
      <text:list text:style-name="L11">
        <text:list-item>
          <text:p text:style-name="P20">Topics:</text:p>
          <text:list>
            <text:list-item>
              <text:p text:style-name="P20">Power Query interface</text:p>
            </text:list-item>
            <text:list-item>
              <text:p text:style-name="P20">Removing duplicates, renaming columns</text:p>
            </text:list-item>
            <text:list-item>
              <text:p text:style-name="P20">Splitting &amp; merging columns</text:p>
            </text:list-item>
            <text:list-item>
              <text:p text:style-name="P20">Changing data types</text:p>
            </text:list-item>
          </text:list>
        </text:list-item>
        <text:list-item>
          <text:p text:style-name="P20">Practice:</text:p>
          <text:list>
            <text:list-item>
              <text:p text:style-name="P20">Clean a messy CSV file of customers.</text:p>
            </text:list-item>
          </text:list>
        </text:list-item>
        <text:list-item>
          <text:p text:style-name="P20">Mini-Goal:</text:p>
          <text:list>
            <text:list-item>
              <text:p text:style-name="P20">Have a cleaned, ready-to-use dataset.</text:p>
            </text:list-item>
          </text:list>
        </text:list-item>
      </text:list>
      <text:h text:style-name="P4" text:outline-level="3"><text:soft-page-break/>Week 4 — Combining Data</text:h>
      <text:list text:style-name="L12">
        <text:list-item>
          <text:p text:style-name="P21">Topics:</text:p>
          <text:list>
            <text:list-item>
              <text:p text:style-name="P21">Merge queries (joins)</text:p>
            </text:list-item>
            <text:list-item>
              <text:p text:style-name="P21">Append queries</text:p>
            </text:list-item>
            <text:list-item>
              <text:p text:style-name="P21">Pivot/unpivot</text:p>
            </text:list-item>
            <text:list-item>
              <text:p text:style-name="P21">Group By</text:p>
            </text:list-item>
          </text:list>
        </text:list-item>
        <text:list-item>
          <text:p text:style-name="P21">Practice:</text:p>
          <text:list>
            <text:list-item>
              <text:p text:style-name="P21">Merge sales data with product info.</text:p>
            </text:list-item>
          </text:list>
        </text:list-item>
        <text:list-item>
          <text:p text:style-name="P21">Mini-Goal:</text:p>
          <text:list>
            <text:list-item>
              <text:p text:style-name="P21">Create one master table from multiple files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Weeks 5–6 — Data Modeling &amp; Basic DAX</text:span></text:span></text:h>
      <text:p text:style-name="Text_20_body"><text:span text:style-name="Strong_20_Emphasis"><text:span text:style-name="T1">Goal:</text:span></text:span><text:span text:style-name="T1"> Build a solid data model with calculated fields.</text:span></text:p>
      <text:h text:style-name="P4" text:outline-level="3">Week 5 — Relationships &amp; Data Model</text:h>
      <text:list text:style-name="L13">
        <text:list-item>
          <text:p text:style-name="P22">Topics:</text:p>
          <text:list>
            <text:list-item>
              <text:p text:style-name="P22">Star schema vs snowflake</text:p>
            </text:list-item>
            <text:list-item>
              <text:p text:style-name="P22">Creating relationships</text:p>
            </text:list-item>
            <text:list-item>
              <text:p text:style-name="P22">Date table creation</text:p>
            </text:list-item>
          </text:list>
        </text:list-item>
        <text:list-item>
          <text:p text:style-name="P22">Practice:</text:p>
          <text:list>
            <text:list-item>
              <text:p text:style-name="P22">Build a model with Sales, Products, Customers tables.</text:p>
            </text:list-item>
          </text:list>
        </text:list-item>
        <text:list-item>
          <text:p text:style-name="P22">Mini-Goal:</text:p>
          <text:list>
            <text:list-item>
              <text:p text:style-name="P22">Correctly relate all tables in a star schema.</text:p>
            </text:list-item>
          </text:list>
        </text:list-item>
      </text:list>
      <text:h text:style-name="P4" text:outline-level="3">Week 6 — Intro to DAX</text:h>
      <text:list text:style-name="L14">
        <text:list-item>
          <text:p text:style-name="P23">Topics:</text:p>
          <text:list>
            <text:list-item>
              <text:p text:style-name="P23">Calculated columns vs measures</text:p>
            </text:list-item>
            <text:list-item>
              <text:p text:style-name="P23">Basic DAX: SUM, COUNT, DISTINCTCOUNT, AVERAGE</text:p>
            </text:list-item>
          </text:list>
        </text:list-item>
        <text:list-item>
          <text:p text:style-name="P23">Practice:</text:p>
          <text:list>
            <text:list-item>
              <text:p text:style-name="P23">Create Total Sales, Total Quantity measures.</text:p>
            </text:list-item>
          </text:list>
        </text:list-item>
        <text:list-item>
          <text:p text:style-name="P23"><text:soft-page-break/>Mini-Goal:</text:p>
          <text:list>
            <text:list-item>
              <text:p text:style-name="P23">Have at least 3 working measures in your report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Weeks 7–8 — Visualization Design</text:span></text:span></text:h>
      <text:p text:style-name="Text_20_body"><text:span text:style-name="Strong_20_Emphasis"><text:span text:style-name="T1">Goal:</text:span></text:span><text:span text:style-name="T1"> Create interactive, professional dashboards.</text:span></text:p>
      <text:h text:style-name="P4" text:outline-level="3">Week 7 — Visual Best Practices</text:h>
      <text:list text:style-name="L15">
        <text:list-item>
          <text:p text:style-name="P24">Topics:</text:p>
          <text:list>
            <text:list-item>
              <text:p text:style-name="P24">Choosing visuals</text:p>
            </text:list-item>
            <text:list-item>
              <text:p text:style-name="P24">KPI cards</text:p>
            </text:list-item>
            <text:list-item>
              <text:p text:style-name="P24">Drill-through basics</text:p>
            </text:list-item>
          </text:list>
        </text:list-item>
        <text:list-item>
          <text:p text:style-name="P24">Practice:</text:p>
          <text:list>
            <text:list-item>
              <text:p text:style-name="P24">Add KPIs for revenue and profit.</text:p>
            </text:list-item>
          </text:list>
        </text:list-item>
        <text:list-item>
          <text:p text:style-name="P24">Mini-Goal:</text:p>
          <text:list>
            <text:list-item>
              <text:p text:style-name="P24">Dashboard with 4–5 visuals, slicers, and drill-through.</text:p>
            </text:list-item>
          </text:list>
        </text:list-item>
      </text:list>
      <text:h text:style-name="P4" text:outline-level="3">Week 8 — Interactivity &amp; Branding</text:h>
      <text:list text:style-name="L16">
        <text:list-item>
          <text:p text:style-name="P25">Topics:</text:p>
          <text:list>
            <text:list-item>
              <text:p text:style-name="P25">Bookmarks and buttons</text:p>
            </text:list-item>
            <text:list-item>
              <text:p text:style-name="P25">Themes &amp; color palettes</text:p>
            </text:list-item>
            <text:list-item>
              <text:p text:style-name="P25">Syncing slicers</text:p>
            </text:list-item>
          </text:list>
        </text:list-item>
        <text:list-item>
          <text:p text:style-name="P25">Practice:</text:p>
          <text:list>
            <text:list-item>
              <text:p text:style-name="P25">Add navigation buttons to switch between pages.</text:p>
            </text:list-item>
          </text:list>
        </text:list-item>
        <text:list-item>
          <text:p text:style-name="P25">Mini-Goal:</text:p>
          <text:list>
            <text:list-item>
              <text:p text:style-name="P25">Multi-page dashboard with consistent branding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Weeks 9–10 — Advanced DAX &amp; Analysis</text:span></text:span></text:h>
      <text:p text:style-name="Text_20_body"><text:span text:style-name="Strong_20_Emphasis"><text:span text:style-name="T1">Goal:</text:span></text:span><text:span text:style-name="T1"> Perform deeper analysis with advanced measures.</text:span></text:p>
      <text:h text:style-name="P4" text:outline-level="3"><text:soft-page-break/>Week 9 — Time Intelligence</text:h>
      <text:list text:style-name="L17">
        <text:list-item>
          <text:p text:style-name="P26">Topics:</text:p>
          <text:list>
            <text:list-item>
              <text:p text:style-name="P26">YTD, MTD, QTD</text:p>
            </text:list-item>
            <text:list-item>
              <text:p text:style-name="P26">SamePeriodLastYear, DATEADD</text:p>
            </text:list-item>
          </text:list>
        </text:list-item>
        <text:list-item>
          <text:p text:style-name="P26">Practice:</text:p>
          <text:list>
            <text:list-item>
              <text:p text:style-name="P26">Create YOY growth measure.</text:p>
            </text:list-item>
          </text:list>
        </text:list-item>
        <text:list-item>
          <text:p text:style-name="P26">Mini-Goal:</text:p>
          <text:list>
            <text:list-item>
              <text:p text:style-name="P26">Add trend analysis over multiple years.</text:p>
            </text:list-item>
          </text:list>
        </text:list-item>
      </text:list>
      <text:h text:style-name="P4" text:outline-level="3">Week 10 — Complex DAX</text:h>
      <text:list text:style-name="L18">
        <text:list-item>
          <text:p text:style-name="P27">Topics:</text:p>
          <text:list>
            <text:list-item>
              <text:p text:style-name="P27">CALCULATE, FILTER</text:p>
            </text:list-item>
            <text:list-item>
              <text:p text:style-name="P27">RANKX, TOPN</text:p>
            </text:list-item>
          </text:list>
        </text:list-item>
        <text:list-item>
          <text:p text:style-name="P27">Practice:</text:p>
          <text:list>
            <text:list-item>
              <text:p text:style-name="P27">Create Top 3 Products by Sales measure.</text:p>
            </text:list-item>
          </text:list>
        </text:list-item>
        <text:list-item>
          <text:p text:style-name="P27">Mini-Goal:</text:p>
          <text:list>
            <text:list-item>
              <text:p text:style-name="P27">Add dynamic KPIs that change based on slicer selection.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1">Weeks 11–12 — Publishing, Collaboration, &amp; Capstone</text:span></text:span></text:h>
      <text:p text:style-name="Text_20_body"><text:span text:style-name="Strong_20_Emphasis"><text:span text:style-name="T1">Goal:</text:span></text:span><text:span text:style-name="T1"> Learn sharing features and complete a real project.</text:span></text:p>
      <text:h text:style-name="P4" text:outline-level="3">Week 11 — Power BI Service &amp; Refresh</text:h>
      <text:list text:style-name="L19">
        <text:list-item>
          <text:p text:style-name="P28">Topics:</text:p>
          <text:list>
            <text:list-item>
              <text:p text:style-name="P28">Workspaces &amp; roles</text:p>
            </text:list-item>
            <text:list-item>
              <text:p text:style-name="P28">Scheduled refresh</text:p>
            </text:list-item>
            <text:list-item>
              <text:p text:style-name="P28">Data gateway setup</text:p>
            </text:list-item>
          </text:list>
        </text:list-item>
        <text:list-item>
          <text:p text:style-name="P28">Practice:</text:p>
          <text:list>
            <text:list-item>
              <text:p text:style-name="P28">Publish your report and schedule a refresh.</text:p>
            </text:list-item>
          </text:list>
        </text:list-item>
        <text:list-item>
          <text:p text:style-name="P28">Mini-Goal:</text:p>
          <text:list>
            <text:list-item>
              <text:p text:style-name="P28">Share your dashboard with a user group.</text:p>
            </text:list-item>
          </text:list>
        </text:list-item>
      </text:list>
      <text:h text:style-name="P4" text:outline-level="3"><text:soft-page-break/>Week 12 — Capstone Project</text:h>
      <text:list text:style-name="L20">
        <text:list-item>
          <text:p text:style-name="P29">Project:</text:p>
          <text:list>
            <text:list-item>
              <text:p text:style-name="P29">Use at least 3 data sources (Excel, SQL, Web API)</text:p>
            </text:list-item>
            <text:list-item>
              <text:p text:style-name="P29">Clean &amp; transform in Power Query</text:p>
            </text:list-item>
            <text:list-item>
              <text:p text:style-name="P29">Create star schema model</text:p>
            </text:list-item>
            <text:list-item>
              <text:p text:style-name="P29">Add advanced DAX measures</text:p>
            </text:list-item>
            <text:list-item>
              <text:p text:style-name="P29">Build branded dashboard with drill-through &amp; bookmarks</text:p>
            </text:list-item>
            <text:list-item>
              <text:p text:style-name="P29">Publish with scheduled refresh</text:p>
            </text:list-item>
          </text:list>
        </text:list-item>
        <text:list-item>
          <text:p text:style-name="P29">Final Mini-Goal:</text:p>
          <text:list>
            <text:list-item>
              <text:p text:style-name="P29">Present the dashboard as if to a stakeholder.</text:p>
            </text:list-item>
          </text:list>
        </text:list-item>
      </text:list>
      <text:p text:style-name="P3"><text:span text:style-name="T3">Dataset </text:span>links:</text:p>
      <text:p text:style-name="P7"><text:a xlink:type="simple" xlink:href="https://learn.microsoft.com/en-us/power-bi/create-reports/sample-datasets" text:style-name="Internet_20_link" text:visited-style-name="Visited_20_Internet_20_Link">https://learn.microsoft.com/en-us/power-bi/create-reports/sample-datasets</text:a></text:p>
      <text:p text:style-name="P7"><text:a xlink:type="simple" xlink:href="https://www.kaggle.com/datasets/" text:style-name="Internet_20_link" text:visited-style-name="Visited_20_Internet_20_Link">https://www.kaggle.com/datasets/</text:a></text:p>
      <text:p text:style-name="P7"><text:a xlink:type="simple" xlink:href="https://www.kaggle.com/datasets/rhuebner/human-resources-data-set" text:style-name="Internet_20_link" text:visited-style-name="Visited_20_Internet_20_Link">https://www.kaggle.com/datasets/rhuebner/human-resources-data-set</text:a></text:p>
      <text:p text:style-name="P7"><text:a xlink:type="simple" xlink:href="https://github.com/microsoft/sql-server-samples/tree/master/samples/databases" text:style-name="Internet_20_link" text:visited-style-name="Visited_20_Internet_20_Link">https://github.com/microsoft/sql-server-samples/tree/master/samples/database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12:26:51.251000000</meta:creation-date>
    <dc:date>2025-08-14T23:54:36.964000000</dc:date>
    <meta:editing-duration>PT55M19S</meta:editing-duration>
    <meta:editing-cycles>9</meta:editing-cycles>
    <meta:generator>LibreOffice/7.6.4.1$Windows_X86_64 LibreOffice_project/e19e193f88cd6c0525a17fb7a176ed8e6a3e2aa1</meta:generator>
    <meta:document-statistic meta:table-count="0" meta:image-count="0" meta:object-count="0" meta:page-count="11" meta:paragraph-count="265" meta:word-count="1366" meta:character-count="8294" meta:non-whitespace-character-count="7381"/>
  </office:meta>
</office:document-meta>
</file>